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GCC</text:span> on Linux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e beast and it's taming</text:p>
            <text:p>Mark Veltzer</text:p>
            <text:p>mark.veltzer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data from stdi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put file would be <text:span text:style-name="T1">-</text:span></text:p>
              </text:list-item>
              <text:list-item>
                <text:p><text:span text:style-name="T2">You have to specify the input language using the </text:span><text:span text:style-name="T1">-x </text:span><text:span text:style-name="T2">flag</text:span></text:p>
              </text:list-item>
              <text:list-item>
                <text:p><text:span text:style-name="T2">Possible values include: </text:span><text:span text:style-name="T1">c,c++,objective-c,objective-c++,assembler,assembler-with-cpp,ada,f77,f95,java </text:span><text:span text:style-name="T2">and many more</text:span></text:p>
              </text:list-item>
              <text:list-item>
                <text:p><text:span text:style-name="T2">Example: </text:span><text:span text:style-name="T1">gcc -x c -</text:span></text:p>
              </text:list-item>
              <text:list-item>
                <text:p><text:span text:style-name="T2">Output file either specified with </text:span><text:span text:style-name="T1">-o </text:span><text:span text:style-name="T2">or would be the standard (</text:span><text:span text:style-name="T1">a.out</text:span><text:span text:style-name="T2">).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help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man gcc –</text:span><text:span text:style-name="T2"> good for quick reference to flags</text:span></text:p>
              </text:list-item>
              <text:list-item>
                <text:p text:style-name="P1"><text:span text:style-name="T1">Info gcc –</text:span><text:span text:style-name="T2"> more in depth (warning: entire book!)</text:span></text:p>
              </text:list-item>
              <text:list-item>
                <text:p text:style-name="P1"><text:span text:style-name="T1">gcc – help –</text:span><text:span text:style-name="T2"> only most common flags but good for 99% of the cases (two minuses!)</text:span></text:p>
              </text:list-item>
              <text:list-item>
                <text:p text:style-name="P1"><text:span text:style-name="T1">gcc –target-help –</text:span><text:span text:style-name="T2"> shows options that have to do with target code generation</text:span></text:p>
              </text:list-item>
              <text:list-item>
                <text:p text:style-name="P1"><text:span text:style-name="T1">gcc –help=warnings –</text:span><text:span text:style-name="T2"> shows all warning fla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version of <text:span text:style-name="T1">gcc </text:span><text:span text:style-name="T2">are you running?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1"><text:span text:style-name="T2">On the command line you can use the following</text:span></text:p>
              </text:list-item>
              <text:list-item>
                <text:p text:style-name="P1"><text:span text:style-name="T1">gcc –version –</text:span><text:span text:style-name="T2"> first line shows the compiler version</text:span></text:p>
              </text:list-item>
              <text:list-item>
                <text:p text:style-name="P1"><text:span text:style-name="T1">gcc -v –</text:span><text:span text:style-name="T2"> more info (including threading model, configuration and</text:span></text:p>
              </text:list-item>
              <text:list-item>
                <text:p text:style-name="P1"><text:span text:style-name="T2">Or you can use your package management utilities to determine the version of the gcc package</text:span></text:p>
              </text:list-item>
              <text:list-item>
                <text:p text:style-name="P1"><text:span text:style-name="T2">In your source code (TODO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version of <text:span text:style-name="T1">gcc </text:span><text:span text:style-name="T2">are you running?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your source code you can use the following macros</text:p>
              </text:list-item>
              <text:list-item>
                <text:p><text:span text:style-name="T1">__VERSION__ </text:span><text:span text:style-name="T2">- has the compiler version you are using as a string</text:span></text:p>
              </text:list-item>
              <text:list-item>
                <text:p><text:span text:style-name="T1">__GXX_ABI_VERSION –</text:span><text:span text:style-name="T2"> has the C++ ABI version that the current compiler implements</text:span></text:p>
              </text:list-item>
              <text:list-item>
                <text:p><text:span text:style-name="T1">linux, __linux, __linux__, unix, </text:span><text:span text:style-name="T1">__unix</text:span><text:span text:style-name="T1">, __unix__, </text:span><text:span text:style-name="T1">__gnu_linux__ </text:span><text:span text:style-name="T2">are defined symbo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version of <text:span text:style-name="T1">gcc </text:span><text:span text:style-name="T2">are you running? (cont)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">__GNUC__ </text:span><text:span text:style-name="T2">- is your compilers major version number</text:span></text:p>
              </text:list-item>
              <text:list-item>
                <text:p text:style-name="P1"><text:span text:style-name="T1">__GNUC_MINOR__</text:span><text:span text:style-name="T2"> - has the minor version of your compiler</text:span></text:p>
              </text:list-item>
              <text:list-item>
                <text:p text:style-name="P1"><text:span text:style-name="T1">__GNUC_PATCHLEVEL__ </text:span><text:span text:style-name="T2">- has the patch level of your compil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eprocess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cpp </text:span><text:span text:style-name="T2">on the command line</text:span></text:p>
              </text:list-item>
              <text:list-item>
                <text:p><text:span text:style-name="T1">echo | g[cc|++] -E -dM - </text:span><text:span text:style-name="T2">-</text:span><text:span text:style-name="T2"> will dump your preprocessors defined symbols for 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Veltzer</meta:initial-creator>
    <meta:creation-date>2011-06-10T14:12:27</meta:creation-date>
    <dc:date>2011-06-10T14:51:56</dc:date>
    <dc:creator>Mark Veltzer</dc:creator>
    <meta:editing-duration>PT5M18S</meta:editing-duration>
    <meta:editing-cycles>1</meta:editing-cycles>
    <meta:document-statistic meta:object-count="49"/>
    <meta:generator>LibreOffice/3.3$Linux LibreOffice_project/330m19$Build-202</meta:generator>
  </office:meta>
</office:document-meta>
</file>